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19.211cm" fo:margin-left="0cm" fo:margin-right="0.046cm" table:align="margins"/>
    </style:style>
    <style:style style:name="Tabella8.A" style:family="table-column">
      <style:table-column-properties style:column-width="1.931cm" style:rel-column-width="966*"/>
    </style:style>
    <style:style style:name="Tabella8.B" style:family="table-column">
      <style:table-column-properties style:column-width="5.064cm" style:rel-column-width="2534*"/>
    </style:style>
    <style:style style:name="Tabella8.G" style:family="table-column">
      <style:table-column-properties style:column-width="4.493cm" style:rel-column-width="2248*"/>
    </style:style>
    <style:style style:name="Tabella8.A1" style:family="table-cell">
      <style:table-cell-properties style:vertical-align="middle" fo:background-color="transparent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a8.G1" style:family="table-cell">
      <style:table-cell-properties style:vertical-align="middle" fo:background-color="transparent" fo:padding="0.097cm" fo:border="0.002cm solid #c0c0c0">
        <style:background-image/>
      </style:table-cell-properties>
    </style:style>
    <style:style style:name="Tabella8.A2" style:family="table-cell">
      <style:table-cell-properties style:vertical-align="" fo:background-color="transparent" fo:padding="0.097cm" fo:border-left="none" fo:border-right="none" fo:border-top="0.002cm solid #c0c0c0" fo:border-bottom="0.002cm solid #c0c0c0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8.A4" style:family="table-cell">
      <style:table-cell-properties style:vertical-align="" fo:background-color="transparent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a8.G4" style:family="table-cell">
      <style:table-cell-properties style:vertical-align="" fo:background-color="transparent" fo:padding="0.097cm" fo:border="0.002cm solid #c0c0c0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text-underline-style="none" style:font-name-asian="SimSun" style:font-size-asian="10pt" style:font-name-complex="Tahoma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text-properties style:font-name="Arial" fo:font-size="10pt" style:font-name-asian="SimSun" style:font-size-asian="10pt" style:font-name-complex="Tahoma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margin-left="0cm" fo:margin-right="16.992cm" fo:text-align="start" style:justify-single-word="false" fo:text-indent="0cm" style:auto-text-indent="false">
        <style:tab-stops>
          <style:tab-stop style:position="16.374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ize-complex="10pt" style:font-style-complex="normal"/>
    </style:style>
    <style:style style:name="T8" style:family="text">
      <style:text-properties fo:font-style="normal" style:text-underline-style="none" style:font-name-asian="SimSun" style:font-style-asian="normal" style:font-name-complex="Tahom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o.partner_id.name&gt;">partner_order_id.name</text:text-input> </text:p>
      <text:p text:style-name="P8"><text:text-input text:description="&lt;o.partner_order_id.name&gt;">partner_order_id.name</text:text-input> <text:text-input text:description="&lt;o.partner_order_id.street&gt;">partner_order_id.street</text:text-input> <text:span text:style-name="T1"><text:text-input text:description="&lt;o.partner_invoice_id.zip&gt;">partner_invoice_id.zip</text:text-input></text:span><text:span text:style-name="T1"> </text:span><text:span text:style-name="T1"><text:text-input text:description="&lt;o.partner_invoice_id.city&gt;">partner_invoice_id.zip</text:text-input></text:span></text:p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A" table:number-columns-repeated="4"/>
        <table:table-column table:style-name="Tabella8.G"/>
        <table:table-row>
          <table:table-cell table:style-name="Tabella8.A1" office:value-type="string">
            <text:p text:style-name="P3">Q.</text:p>
          </table:table-cell>
          <table:table-cell table:style-name="Tabella8.A1" office:value-type="string">
            <text:p text:style-name="P3">Prodotto</text:p>
          </table:table-cell>
          <table:table-cell table:style-name="Tabella8.A1" office:value-type="string">
            <text:p text:style-name="P3">Prezzo Prevent.</text:p>
          </table:table-cell>
          <table:table-cell table:style-name="Tabella8.A1" office:value-type="string">
            <text:p text:style-name="P5">Listino cliente</text:p>
          </table:table-cell>
          <table:table-cell table:style-name="Tabella8.A1" office:value-type="string">
            <text:p text:style-name="P5">Listino di rif. cliente</text:p>
          </table:table-cell>
          <table:table-cell table:style-name="Tabella8.A1" office:value-type="string">
            <text:p text:style-name="P5">Listino <text:line-break/>istant.</text:p>
          </table:table-cell>
          <table:table-cell table:style-name="Tabella8.G1" office:value-type="string">
            <text:p text:style-name="P5">Vecchi <text:line-break/>prezzi</text:p>
          </table:table-cell>
        </table:table-row>
        <table:table-row>
          <table:table-cell table:style-name="Tabella8.A2" table:number-columns-spanned="7" office:value-type="string">
            <text:p text:style-name="P7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8.A3" table:number-columns-spanned="7" office:value-type="string">
            <text:p text:style-name="P9"><text:text-input text:description="&lt;if test=&quot;item.layout_type=='article'&quot;&gt;">if ARTIC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8.A4" office:value-type="string">
            <text:p text:style-name="P11"><text:span text:style-name="T5"><text:s/></text:span><text:span text:style-name="T5"><text:placeholder text:placeholder-type="text">&lt;item.product_uom_qty&gt;</text:placeholder></text:span><text:span text:style-name="T5"> </text:span><text:span text:style-name="T5"><text:placeholder text:placeholder-type="text">&lt;item.product_uom.name&gt;</text:placeholder></text:span></text:p>
          </table:table-cell>
          <table:table-cell table:style-name="Tabella8.A4" office:value-type="string">
            <text:p text:style-name="P10"><text:text-input text:description="&lt;item.product_id.name&gt;">name</text:text-input></text:p>
            <text:p text:style-name="P9"/>
          </table:table-cell>
          <table:table-cell table:style-name="Tabella8.A4" office:value-type="string">
            <text:p text:style-name="P11"><text:span text:style-name="T1"><text:placeholder text:placeholder-type="text">&lt;item.price_unit&gt;</text:placeholder></text:span><text:span text:style-name="T1"> </text:span><text:span text:style-name="T1"><text:text-input text:description="&lt;o.partner_id.property_product_pricelist.currency_id.symbol&gt;">E</text:text-input></text:span></text:p>
          </table:table-cell>
          <table:table-cell table:style-name="Tabella8.A4" office:value-type="string">
            <text:p text:style-name="P11"><text:span text:style-name="T1"><text:placeholder text:placeholder-type="text">&lt;if test="o.pricelist_id.id"&gt;</text:placeholder></text:span><text:span text:style-name="T2"><text:placeholder text:placeholder-type="text">&lt;product_pricelist(item.product_id.id,o.pricelist_id.id)&gt;</text:placeholder></text:span><text:span text:style-name="T2"> </text:span><text:span text:style-name="T2"><text:text-input text:description="&lt;o.partner_id.property_product_pricelist.currency_id.symbol&gt;">E</text:text-input></text:span><text:span text:style-name="T2"><text:line-break/></text:span><text:span text:style-name="T1"><text:placeholder text:placeholder-type="text">&lt;/if&gt;</text:placeholder></text:span></text:p>
          </table:table-cell>
          <table:table-cell table:style-name="Tabella8.A4" office:value-type="string">
            <text:p text:style-name="P13"><text:span text:style-name="T8"><text:placeholder text:placeholder-type="text">&lt;if test="o.partner_id.pricelist_model_history_id.id"&gt;</text:placeholder></text:span><text:span text:style-name="T6"><text:placeholder text:placeholder-type="text">&lt;product_pricelist(item.product_id.id,o.partner_id.pricelist_model_history_id.id)&gt;</text:placeholder></text:span><text:span text:style-name="T6"> </text:span><text:span text:style-name="T6"><text:text-input text:description="&lt;o.partner_id.property_product_pricelist.currency_id.symbol&gt;">E</text:text-input></text:span><text:span text:style-name="T6"><text:line-break/></text:span><text:span text:style-name="T8"><text:placeholder text:placeholder-type="text">&lt;/if&gt;</text:placeholder></text:span></text:p>
          </table:table-cell>
          <table:table-cell table:style-name="Tabella8.A4" office:value-type="string">
            <text:p text:style-name="P13"><text:span text:style-name="T8"><text:placeholder text:placeholder-type="text">&lt;if test="o.partner_id.pricelist_model_id.id"&gt;</text:placeholder></text:span><text:span text:style-name="T6"><text:placeholder text:placeholder-type="text">&lt;product_pricelist(item.product_id.id,o.partner_id.pricelist_model_id.id)&gt;</text:placeholder></text:span><text:span text:style-name="T6"> </text:span><text:span text:style-name="T6"><text:text-input text:description="&lt;o.partner_id.property_product_pricelist.currency_id.symbol&gt;">E</text:text-input></text:span><text:span text:style-name="T6"><text:line-break/></text:span><text:span text:style-name="T8"><text:placeholder text:placeholder-type="text">&lt;/if&gt;</text:placeholder></text:span></text:p>
          </table:table-cell>
          <table:table-cell table:style-name="Tabella8.G4" office:value-type="string">
            <text:p text:style-name="P16"><text:placeholder text:placeholder-type="text">&lt;product_pricelist_old(o.id,item.product_id.id,o.partner_id.id)&gt;</text:placeholder></text:p>
          </table:table-cell>
        </table:table-row>
        <table:table-row>
          <table:table-cell table:style-name="Tabella8.A3" table:number-columns-spanned="7" office:value-type="string">
            <text:p text:style-name="P12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8.A3" table:number-columns-spanned="7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4" style:family="paragraph" style:parent-style-name="Header">
      <style:paragraph-properties fo:margin-left="0cm" fo:margin-right="16.992cm" fo:text-align="start" style:justify-single-word="false" fo:text-indent="0cm" style:auto-text-indent="false">
        <style:tab-stops>
          <style:tab-stop style:position="16.374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style:text-underline-style="none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2cm" fo:margin-bottom="2cm" fo:margin-left="0.94cm" fo:margin-right="0.80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7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o: </text:span><text:span text:style-name="MT1"><text:placeholder text:placeholder-type="text">&lt;o.name&gt;</text:placeholder></text:span><text:span text:style-name="MT1"> <text:tab/>DATA <text:s/></text:span><text:span text:style-name="MT1"><text:placeholder text:placeholder-type="text">&lt;o.date_order&gt;</text:placeholder></text:span></text:p>
      </style:header>
      <style:footer>
        <text:p text:style-name="MP2"><text:span text:style-name="MT2">LEGENDA:</text:span><text:line-break/>Prezzo Prevent. = prezzo attualmente impostato sul preventivo (può anche essera un prezzo spot solo per questo)</text:p>
        <text:p text:style-name="MP3">Listino cliente = listino associato (ovvero il listino di riferimento con le particolarità da Mexal)</text:p>
        <text:p text:style-name="MP3">Listino di rif. Cliente = Listino per I prezzi extra particolarità (es. Listino Italia anno 2012)</text:p>
        <text:p text:style-name="MP3">Listino istant. = Listino con I prezzi quotati ad oggi </text:p>
        <text:p text:style-name="MP3">Vecchi prezzi = Lista acquisti ultimo anno per questo prodotto</text:p>
        <text:p text:style-name="MP4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5-17T16:29:12</dc:date>
    <meta:editing-duration>P1DT23H42M15S</meta:editing-duration>
    <meta:editing-cycles>449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27" meta:word-count="120" meta:character-count="1184"/>
    <meta:user-defined meta:name="Info 1"/>
    <meta:user-defined meta:name="Info 2"/>
    <meta:user-defined meta:name="Info 3"/>
    <meta:user-defined meta:name="Info 4"/>
  </office:meta>
</office:document-meta>
</file>